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66940" officeooo:paragraph-rsid="00066940" style:font-size-asian="14pt" style:font-size-complex="14pt"/>
    </style:style>
    <style:style style:name="P3" style:family="paragraph" style:parent-style-name="Standard">
      <style:text-properties fo:font-size="14pt" officeooo:rsid="00066940" officeooo:paragraph-rsid="0006cb27" style:font-size-asian="14pt" style:font-size-complex="14pt"/>
    </style:style>
    <style:style style:name="P4" style:family="paragraph" style:parent-style-name="Standard">
      <style:text-properties fo:font-size="14pt" officeooo:rsid="0006cb27" officeooo:paragraph-rsid="0006cb27" style:font-size-asian="14pt" style:font-size-complex="14pt"/>
    </style:style>
    <style:style style:name="P5" style:family="paragraph" style:parent-style-name="Standard">
      <style:text-properties fo:font-size="14pt" officeooo:rsid="00082d95" officeooo:paragraph-rsid="00082d95" style:font-size-asian="14pt" style:font-size-complex="14pt"/>
    </style:style>
    <style:style style:name="P6" style:family="paragraph" style:parent-style-name="Standard">
      <style:text-properties fo:font-size="14pt" officeooo:rsid="0009bbf1" officeooo:paragraph-rsid="0009bbf1" style:font-size-asian="14pt" style:font-size-complex="14pt"/>
    </style:style>
    <style:style style:name="P7" style:family="paragraph" style:parent-style-name="Standard">
      <style:text-properties fo:font-size="14pt" officeooo:rsid="0009df58" officeooo:paragraph-rsid="0009df58" style:font-size-asian="14pt" style:font-size-complex="14pt"/>
    </style:style>
    <style:style style:name="P8" style:family="paragraph" style:parent-style-name="Standard">
      <style:text-properties fo:font-size="14pt" officeooo:rsid="000a479e" officeooo:paragraph-rsid="000a479e" style:font-size-asian="14pt" style:font-size-complex="14pt"/>
    </style:style>
    <style:style style:name="P9" style:family="paragraph" style:parent-style-name="Standard">
      <style:text-properties fo:font-size="14pt" officeooo:rsid="000b64ce" officeooo:paragraph-rsid="000b64ce" style:font-size-asian="14pt" style:font-size-complex="14pt"/>
    </style:style>
    <style:style style:name="P10" style:family="paragraph" style:parent-style-name="Standard">
      <style:text-properties officeooo:paragraph-rsid="000b64ce"/>
    </style:style>
    <style:style style:name="P11" style:family="paragraph" style:parent-style-name="Standard">
      <style:text-properties officeooo:rsid="000bd86d" officeooo:paragraph-rsid="000bd86d"/>
    </style:style>
    <style:style style:name="P12" style:family="paragraph" style:parent-style-name="Standard">
      <style:text-properties officeooo:rsid="000be737" officeooo:paragraph-rsid="000be737"/>
    </style:style>
    <style:style style:name="P13" style:family="paragraph" style:parent-style-name="Standard">
      <style:text-properties officeooo:rsid="000d7703" officeooo:paragraph-rsid="000d7703"/>
    </style:style>
    <style:style style:name="P14" style:family="paragraph" style:parent-style-name="Standard">
      <style:text-properties style:text-position="0% 100%" fo:font-size="14pt" officeooo:rsid="00082d95" officeooo:paragraph-rsid="0006cb27" style:font-size-asian="14pt" style:font-size-complex="14pt"/>
    </style:style>
    <style:style style:name="P15" style:family="paragraph" style:parent-style-name="Standard">
      <style:text-properties style:text-position="0% 100%" fo:font-size="14pt" officeooo:rsid="00082d95" officeooo:paragraph-rsid="00082d95" style:font-size-asian="14pt" style:font-size-complex="14pt"/>
    </style:style>
    <style:style style:name="P16" style:family="paragraph" style:parent-style-name="Standard">
      <style:text-properties style:text-position="0% 100%" fo:font-size="14pt" officeooo:rsid="0009bbf1" officeooo:paragraph-rsid="0009bbf1" style:font-size-asian="14pt" style:font-size-complex="14pt"/>
    </style:style>
    <style:style style:name="P17" style:family="paragraph" style:parent-style-name="Standard">
      <style:text-properties style:text-position="0% 100%" fo:font-size="14pt" officeooo:rsid="00066940" officeooo:paragraph-rsid="0006cb27" style:font-size-asian="14pt" style:font-size-complex="14pt"/>
    </style:style>
    <style:style style:name="P18" style:family="paragraph" style:parent-style-name="Standard">
      <style:text-properties style:text-position="0% 100%" fo:font-size="14pt" officeooo:rsid="0009df58" officeooo:paragraph-rsid="0009bbf1" style:font-size-asian="14pt" style:font-size-complex="14pt"/>
    </style:style>
    <style:style style:name="P19" style:family="paragraph" style:parent-style-name="Standard">
      <style:text-properties style:text-position="0% 100%" fo:font-size="14pt" officeooo:rsid="0009df58" officeooo:paragraph-rsid="0009df58" style:font-size-asian="14pt" style:font-size-complex="14pt"/>
    </style:style>
    <style:style style:name="P20" style:family="paragraph" style:parent-style-name="Standard">
      <style:text-properties style:text-position="0% 100%" fo:font-size="14pt" officeooo:rsid="000a479e" officeooo:paragraph-rsid="000a479e" style:font-size-asian="14pt" style:font-size-complex="14pt"/>
    </style:style>
    <style:style style:name="P21" style:family="paragraph" style:parent-style-name="Standard">
      <style:text-properties style:text-position="0% 100%" fo:font-size="14pt" officeooo:rsid="000bd86d" officeooo:paragraph-rsid="000bd86d" style:font-size-asian="14pt" style:font-size-complex="14pt"/>
    </style:style>
    <style:style style:name="P22" style:family="paragraph" style:parent-style-name="Standard">
      <style:text-properties style:text-position="0% 100%" fo:font-size="14pt" officeooo:rsid="000be737" officeooo:paragraph-rsid="000be737" style:font-size-asian="14pt" style:font-size-complex="14pt"/>
    </style:style>
    <style:style style:name="P23" style:family="paragraph" style:parent-style-name="Standard">
      <style:text-properties style:text-position="0% 100%" fo:font-size="14pt" officeooo:rsid="000d7703" officeooo:paragraph-rsid="000d7703" style:font-size-asian="14pt" style:font-size-complex="14pt"/>
    </style:style>
    <style:style style:name="P24" style:family="paragraph" style:parent-style-name="Standard">
      <style:text-properties style:text-position="0% 100%" fo:font-size="14pt" officeooo:rsid="000ef4cc" officeooo:paragraph-rsid="000ef4cc" style:font-size-asian="14pt" style:font-size-complex="14pt"/>
    </style:style>
    <style:style style:name="P25" style:family="paragraph" style:parent-style-name="Standard">
      <style:text-properties style:text-position="0% 100%" fo:font-size="14pt" officeooo:rsid="000ef4cc" officeooo:paragraph-rsid="000d7703" style:font-size-asian="14pt" style:font-size-complex="14pt"/>
    </style:style>
    <style:style style:name="P26" style:family="paragraph" style:parent-style-name="Standard">
      <style:text-properties style:text-position="0% 100%" fo:font-size="14pt" officeooo:rsid="000b64ce" officeooo:paragraph-rsid="000b64ce" style:font-size-asian="14pt" style:font-size-complex="14pt"/>
    </style:style>
    <style:style style:name="P27" style:family="paragraph" style:parent-style-name="Standard">
      <style:text-properties style:text-position="0% 100%" fo:font-size="14pt" officeooo:rsid="00115534" officeooo:paragraph-rsid="00115534" style:font-size-asian="14pt" style:font-size-complex="14pt"/>
    </style:style>
    <style:style style:name="P28" style:family="paragraph" style:parent-style-name="Standard">
      <style:text-properties officeooo:paragraph-rsid="00115534"/>
    </style:style>
    <style:style style:name="T1" style:family="text">
      <style:text-properties officeooo:rsid="0006694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66940"/>
    </style:style>
    <style:style style:name="T4" style:family="text">
      <style:text-properties style:text-position="super 58%" officeooo:rsid="0006cb27"/>
    </style:style>
    <style:style style:name="T5" style:family="text">
      <style:text-properties style:text-position="super 58%" officeooo:rsid="00082d95"/>
    </style:style>
    <style:style style:name="T6" style:family="text">
      <style:text-properties style:text-position="super 58%" fo:font-size="14pt" style:font-size-asian="14pt" style:font-size-complex="14pt"/>
    </style:style>
    <style:style style:name="T7" style:family="text">
      <style:text-properties style:text-position="super 58%" fo:font-size="14pt" officeooo:rsid="000b64ce" style:font-size-asian="14pt" style:font-size-complex="14pt"/>
    </style:style>
    <style:style style:name="T8" style:family="text">
      <style:text-properties style:text-position="super 58%" fo:font-size="14pt" officeooo:rsid="00115534" style:font-size-asian="14pt" style:font-size-complex="14pt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66940"/>
    </style:style>
    <style:style style:name="T11" style:family="text">
      <style:text-properties style:text-position="0% 100%" officeooo:rsid="0006cb27"/>
    </style:style>
    <style:style style:name="T12" style:family="text">
      <style:text-properties style:text-position="0% 100%" officeooo:rsid="00082d95"/>
    </style:style>
    <style:style style:name="T13" style:family="text">
      <style:text-properties style:text-position="0% 100%" officeooo:rsid="0009bbf1"/>
    </style:style>
    <style:style style:name="T14" style:family="text">
      <style:text-properties style:text-position="0% 100%" officeooo:rsid="0009df58"/>
    </style:style>
    <style:style style:name="T15" style:family="text">
      <style:text-properties style:text-position="0% 100%" officeooo:rsid="000a479e"/>
    </style:style>
    <style:style style:name="T16" style:family="text">
      <style:text-properties style:text-position="0% 100%" officeooo:rsid="000b64ce"/>
    </style:style>
    <style:style style:name="T17" style:family="text">
      <style:text-properties style:text-position="0% 100%" fo:font-size="14pt" style:font-size-asian="14pt" style:font-size-complex="14pt"/>
    </style:style>
    <style:style style:name="T18" style:family="text">
      <style:text-properties style:text-position="0% 100%" fo:font-size="14pt" officeooo:rsid="000b64ce" style:font-size-asian="14pt" style:font-size-complex="14pt"/>
    </style:style>
    <style:style style:name="T19" style:family="text">
      <style:text-properties style:text-position="0% 100%" fo:font-size="14pt" officeooo:rsid="000bd86d" style:font-size-asian="14pt" style:font-size-complex="14pt"/>
    </style:style>
    <style:style style:name="T20" style:family="text">
      <style:text-properties style:text-position="0% 100%" fo:font-size="14pt" officeooo:rsid="000be737" style:font-size-asian="14pt" style:font-size-complex="14pt"/>
    </style:style>
    <style:style style:name="T21" style:family="text">
      <style:text-properties style:text-position="0% 100%" fo:font-size="14pt" officeooo:rsid="000d7703" style:font-size-asian="14pt" style:font-size-complex="14pt"/>
    </style:style>
    <style:style style:name="T22" style:family="text">
      <style:text-properties style:text-position="0% 100%" fo:font-size="14pt" officeooo:rsid="000ef4cc" style:font-size-asian="14pt" style:font-size-complex="14pt"/>
    </style:style>
    <style:style style:name="T23" style:family="text">
      <style:text-properties style:text-position="0% 100%" fo:font-size="14pt" officeooo:rsid="00115534" style:font-size-asian="14pt" style:font-size-complex="14pt"/>
    </style:style>
    <style:style style:name="T24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DEC -&gt; BIN</text:p>
      <text:p text:style-name="P1">1. 98(10) = 1100010(2)</text:p>
      <text:p text:style-name="P1">98 : 2 = 49 | 0</text:p>
      <text:p text:style-name="P1">49 : 2 = 24 | 1</text:p>
      <text:p text:style-name="P1">24 : 2 = 12 | 0</text:p>
      <text:p text:style-name="P1">12 : 2 = 6 <text:s/>| 0</text:p>
      <text:p text:style-name="P1">6 : 2 = 3 <text:s text:c="2"/>| 0</text:p>
      <text:p text:style-name="P1">3 : 2 = 1 <text:s text:c="2"/>| 1</text:p>
      <text:p text:style-name="P1">1 : 2 = 0 <text:s text:c="2"/>| 1</text:p>
      <text:p text:style-name="P1"/>
      <text:p text:style-name="P1">2. 56(10) = 111000(2)</text:p>
      <text:p text:style-name="P1">56 : 2 = 28 | 0</text:p>
      <text:p text:style-name="P1">28 : 2 = 14 | 0</text:p>
      <text:p text:style-name="P1">14 : 2 = 7 <text:s/>| 0</text:p>
      <text:p text:style-name="P1">7 : 2 = 3 <text:s text:c="2"/>| 1</text:p>
      <text:p text:style-name="P1">3 : 2 = 1 <text:s text:c="2"/>| 1</text:p>
      <text:p text:style-name="P1">1 : 2 = 0 <text:s text:c="2"/>| 1</text:p>
      <text:p text:style-name="P1"/>
      <text:p text:style-name="P1">3. 31(10) = 11111(2)</text:p>
      <text:p text:style-name="P1">31 : 2 = 15 | 1</text:p>
      <text:p text:style-name="P1">15 : 2 = 7 <text:s/>| 1</text:p>
      <text:p text:style-name="P1">7 : 2 = 3 <text:s text:c="2"/>| 1</text:p>
      <text:p text:style-name="P1">3 : 2 = 1 <text:s text:c="2"/>| 1</text:p>
      <text:p text:style-name="P1">1 : 2 = 0 <text:s text:c="2"/>| 1</text:p>
      <text:p text:style-name="P1"/>
      <text:p text:style-name="P1">4. 2(10) = 10(2)</text:p>
      <text:p text:style-name="P1">2 : 2 = 1 | 0</text:p>
      <text:p text:style-name="P1">1 : 2 = 0 | 1</text:p>
      <text:p text:style-name="P1"/>
      <text:p text:style-name="P1">5. 1000(10) = 1111101000(2)</text:p>
      <text:p text:style-name="P1">1000 : 2 = 500 | 0</text:p>
      <text:p text:style-name="P1">500 : 2 = 250 <text:s/>| 0</text:p>
      <text:p text:style-name="P1">250 : 2 = 125 <text:s/>| 0</text:p>
      <text:p text:style-name="P1">125 : 2 = 62 <text:s text:c="2"/>| 1</text:p>
      <text:p text:style-name="P1">62 : 2 = 31 <text:s text:c="3"/>| 0</text:p>
      <text:p text:style-name="P1">31 : 2 = 15 <text:s text:c="3"/>| 1</text:p>
      <text:p text:style-name="P1">15 : 2 = 7 <text:s text:c="4"/>| 1</text:p>
      <text:p text:style-name="P1">7 : 2 = 3 <text:s text:c="5"/>| 1</text:p>
      <text:p text:style-name="P1">3 : 2 = 1 <text:s text:c="5"/>| 1</text:p>
      <text:p text:style-name="P1">1 : 2 = 0 <text:s text:c="5"/>| 1</text:p>
      <text:p text:style-name="P1"/>
      <text:p text:style-name="P1">6. 111(10) = 1101111(2)</text:p>
      <text:p text:style-name="P1">111 : 2 = 55 | 1</text:p>
      <text:p text:style-name="P1">55 : 2 = 27 <text:s/>| 1</text:p>
      <text:p text:style-name="P1">27 : 2 = 13 <text:s/>| 1</text:p>
      <text:p text:style-name="P1"><text:soft-page-break/>13 : 2 = 6 <text:s text:c="2"/>| 1</text:p>
      <text:p text:style-name="P1">6 : 2 = 3 <text:s text:c="3"/>| 0</text:p>
      <text:p text:style-name="P1">3 : 2 = 1 <text:s text:c="3"/>| 1</text:p>
      <text:p text:style-name="P1">1 : 2 = 0 <text:s text:c="3"/>| 1</text:p>
      <text:p text:style-name="P1"/>
      <text:p text:style-name="P1">7. 45(10) = 101101(2)</text:p>
      <text:p text:style-name="P1">45 : 2 = 22 | 1</text:p>
      <text:p text:style-name="P1">22 : 2 = 11 | 0</text:p>
      <text:p text:style-name="P1">11 : 2 = 5 <text:s/>| 1</text:p>
      <text:p text:style-name="P1">5 : 2 = 2 <text:s text:c="2"/>| 1</text:p>
      <text:p text:style-name="P1">2 : 2 = 1 <text:s text:c="2"/>| 0</text:p>
      <text:p text:style-name="P1">1 : 2 = 0 <text:s text:c="2"/>| 1</text:p>
      <text:p text:style-name="P1"/>
      <text:p text:style-name="P1">8. 1485(10) = 10111001101(2)</text:p>
      <text:p text:style-name="P1">1485 : 2 = 742 | 1</text:p>
      <text:p text:style-name="P1">742 : 2 = 371 <text:s/>| 0</text:p>
      <text:p text:style-name="P1">371 : 2 = 185 <text:s/>| 1</text:p>
      <text:p text:style-name="P1">185 : 2 = 92 <text:s text:c="2"/>| 1</text:p>
      <text:p text:style-name="P1">92 : 2 = 46 <text:s text:c="3"/>| 0</text:p>
      <text:p text:style-name="P1">46 : 2 = 23 <text:s text:c="3"/>| 0</text:p>
      <text:p text:style-name="P1">23 : 2 = 11 <text:s text:c="3"/>| 1</text:p>
      <text:p text:style-name="P1">11 : 2 = 5 <text:s text:c="4"/>| 1</text:p>
      <text:p text:style-name="P1">5 : 2 = 2 <text:s text:c="5"/>| 1</text:p>
      <text:p text:style-name="P1">2 : 2 = 1 <text:s text:c="5"/>| 0</text:p>
      <text:p text:style-name="P1">1 : 2 = 0 <text:s text:c="5"/>| 1</text:p>
      <text:p text:style-name="P1"/>
      <text:p text:style-name="P1">B) BIN -&gt; DEC</text:p>
      <text:p text:style-name="P1">1. 10(2) = 1 <text:s/>* <text:span text:style-name="T1">2</text:span><text:span text:style-name="T3">1 </text:span><text:span text:style-name="T10"><text:s/>+ 0 = 2</text:span></text:p>
      <text:p text:style-name="P2"><text:span text:style-name="T9">2. 11101(2) = 1 * 2</text:span><text:span text:style-name="T2">0</text:span><text:span text:style-name="T9"> + 0 + 1 * 2</text:span><text:span text:style-name="T2">2</text:span><text:span text:style-name="T9"> + 1 * 2</text:span><text:span text:style-name="T2">3</text:span><text:span text:style-name="T9"> + 1 * 2</text:span><text:span text:style-name="T2">4</text:span><text:span text:style-name="T9"> = 29</text:span></text:p>
      <text:p text:style-name="P2"><text:span text:style-name="T9">3. 1111(2) = 1 * 2</text:span><text:span text:style-name="T2">0</text:span><text:span text:style-name="T9"> + 1 * 2</text:span><text:span text:style-name="T2">1</text:span><text:span text:style-name="T9"> + 1 * 2</text:span><text:span text:style-name="T2">2</text:span><text:span text:style-name="T9"> + 1 * 2</text:span><text:span text:style-name="T2">3</text:span><text:span text:style-name="T9"> = 15</text:span></text:p>
      <text:p text:style-name="P2"><text:span text:style-name="T9">4. 11110(2) = 0 + 1 * 2</text:span><text:span text:style-name="T2">1</text:span><text:span text:style-name="T9"> + 1 * 2</text:span><text:span text:style-name="T2">2</text:span><text:span text:style-name="T9"> + 1 * 2</text:span><text:span text:style-name="T2">3</text:span><text:span text:style-name="T9"> + 1 * 2</text:span><text:span text:style-name="T2">4</text:span><text:span text:style-name="T9"> = 30</text:span></text:p>
      <text:p text:style-name="P3"><text:span text:style-name="T9">5. 11011(2) = </text:span><text:span text:style-name="T11">1 * 2</text:span><text:span text:style-name="T4">0</text:span><text:span text:style-name="T11"> + 1 * 2</text:span><text:span text:style-name="T4">1</text:span><text:span text:style-name="T11"> + 0 + 1 * 2</text:span><text:span text:style-name="T4">3</text:span><text:span text:style-name="T11"> + 1 * 2</text:span><text:span text:style-name="T4">4</text:span><text:span text:style-name="T11"> = 27</text:span></text:p>
      <text:p text:style-name="P3"><text:span text:style-name="T11">6. 1001(2) = 1 * 2</text:span><text:span text:style-name="T4">0</text:span><text:span text:style-name="T11"> + 0 + 0 + 1 * 2</text:span><text:span text:style-name="T4">3</text:span><text:span text:style-name="T11"> = 9</text:span></text:p>
      <text:p text:style-name="P4"><text:span text:style-name="T9">7. 1110111(2) = 1 * 2</text:span><text:span text:style-name="T2">0</text:span><text:span text:style-name="T9"> + 1 * 2</text:span><text:span text:style-name="T2">1</text:span><text:span text:style-name="T9"> + 1 * 2</text:span><text:span text:style-name="T2">2</text:span><text:span text:style-name="T9"> + 0 + 1 * 2</text:span><text:span text:style-name="T2">4</text:span><text:span text:style-name="T9"> + 1 * 2</text:span><text:span text:style-name="T2">5</text:span><text:span text:style-name="T9"> + 1 * 2</text:span><text:span text:style-name="T2">6</text:span><text:span text:style-name="T9"> = 119</text:span></text:p>
      <text:p text:style-name="P4"><text:span text:style-name="T9">8. 11001100(2) = 0 + 0 + 1 * 2</text:span><text:span text:style-name="T2">2</text:span><text:span text:style-name="T9"> + 1 * 2</text:span><text:span text:style-name="T2">3</text:span><text:span text:style-name="T9"> + 0 + 0 + 1 * 2</text:span><text:span text:style-name="T2">6</text:span><text:span text:style-name="T9"> + 1 * 2</text:span><text:span text:style-name="T2">7</text:span><text:span text:style-name="T9"> = 204</text:span></text:p>
      <text:p text:style-name="P4"><text:span text:style-name="T9">9. </text:span><text:span text:style-name="T12">1010101010(2) = 1 * 2</text:span><text:span text:style-name="T5">9 </text:span><text:span text:style-name="T12">+ 1 * 2</text:span><text:span text:style-name="T5">7</text:span><text:span text:style-name="T12"> + 1 * 2</text:span><text:span text:style-name="T5">5</text:span><text:span text:style-name="T12"> + 1 * 2</text:span><text:span text:style-name="T5">3</text:span><text:span text:style-name="T12"> + 1 * 2</text:span><text:span text:style-name="T5">1</text:span><text:span text:style-name="T12"> = 682</text:span></text:p>
      <text:p text:style-name="P14"/>
      <text:p text:style-name="P15">C) DEC → HEX</text:p>
      <text:p text:style-name="P15">1. 48(10) = 30(16)</text:p>
      <text:p text:style-name="P15">48 : 16 = 3 | 0</text:p>
      <text:p text:style-name="P15">3 : 16 = 0 <text:s text:c="2"/>| 3</text:p>
      <text:p text:style-name="P15"/>
      <text:p text:style-name="P5"><text:span text:style-name="T9">2. 156(10) = </text:span><text:span text:style-name="T13">9C</text:span></text:p>
      <text:p text:style-name="P5"><text:span text:style-name="T9">156 : 16 = 9 | </text:span><text:span text:style-name="T13">C</text:span></text:p>
      <text:p text:style-name="P5"><text:span text:style-name="T13">9</text:span><text:span text:style-name="T9"> : 16 <text:s/></text:span><text:span text:style-name="T13">= 0 <text:s text:c="3"/>| 9</text:span></text:p>
      <text:p text:style-name="P16"><text:soft-page-break/>3. 321(10) = 141</text:p>
      <text:p text:style-name="P16">321 : 16 = 20 | 1</text:p>
      <text:p text:style-name="P16">20 : 16 = 1 <text:s text:c="4"/>| 4</text:p>
      <text:p text:style-name="P16">1 : 16 = 0 <text:s text:c="6"/>| 1</text:p>
      <text:p text:style-name="P16"/>
      <text:p text:style-name="P16">4. 255(10) = FF</text:p>
      <text:p text:style-name="P16">255 : 16 = 15 <text:s/>| F</text:p>
      <text:p text:style-name="P16">15 : 16 = 0 <text:s text:c="5"/>| F</text:p>
      <text:p text:style-name="P16"/>
      <text:p text:style-name="P16">5. 1024(10) = 400</text:p>
      <text:p text:style-name="P16">1024 : 16 = 64 | 0</text:p>
      <text:p text:style-name="P16">64 : 16 = 4 <text:s text:c="6"/>| 0</text:p>
      <text:p text:style-name="P16">4 : 16 = 0 <text:s text:c="8"/>| 4</text:p>
      <text:p text:style-name="P16"/>
      <text:p text:style-name="P16">6. 8(10) = 8</text:p>
      <text:p text:style-name="P16">8 : 16 = 0 | 8 </text:p>
      <text:p text:style-name="P17"><text:s/></text:p>
      <text:p text:style-name="P6"><text:span text:style-name="T9">7. 100(10) = </text:span><text:span text:style-name="T14">64</text:span></text:p>
      <text:p text:style-name="P16">100 : 16 = 6 | 4</text:p>
      <text:p text:style-name="P6"><text:span text:style-name="T14">6 </text:span><text:span text:style-name="T9">: 16 = 0 <text:s text:c="4"/>| </text:span><text:span text:style-name="T14">6</text:span></text:p>
      <text:p text:style-name="P18"/>
      <text:p text:style-name="P19">8. 14567(10) = 38E7</text:p>
      <text:p text:style-name="P19">14567 : 16 = 910 | 7</text:p>
      <text:p text:style-name="P19">910 : 16 = 56 <text:s text:c="6"/>| E</text:p>
      <text:p text:style-name="P19">56 : 16 = 3 <text:s text:c="10"/>| 8</text:p>
      <text:p text:style-name="P19">3 : 16 = 0 <text:s text:c="12"/>| 3</text:p>
      <text:p text:style-name="P19"/>
      <text:p text:style-name="P7"><text:span text:style-name="T9">9. 2020(10) = </text:span><text:span text:style-name="T15">7E4</text:span></text:p>
      <text:p text:style-name="P19">2020 : 16 = 126 | 4</text:p>
      <text:p text:style-name="P7"><text:span text:style-name="T9">126 : 16 = </text:span><text:span text:style-name="T15">7 <text:s text:c="6"/>| E</text:span></text:p>
      <text:p text:style-name="P20">7 : 16 = 0 <text:s text:c="10"/>| 7</text:p>
      <text:p text:style-name="P20"/>
      <text:p text:style-name="P20">D) HEX → DEC</text:p>
      <text:p text:style-name="P8"><text:span text:style-name="T9">1. A(16) = 10 * 16</text:span><text:span text:style-name="T2">0</text:span><text:span text:style-name="T9"> = 10</text:span></text:p>
      <text:p text:style-name="P8"><text:span text:style-name="T9">2. 156(16) = 1 * 16</text:span><text:span text:style-name="T2">2 </text:span><text:span text:style-name="T9"><text:s/>+ 5 * 16</text:span><text:span text:style-name="T2">1</text:span><text:span text:style-name="T9"> + 6 * 16</text:span><text:span text:style-name="T2">0</text:span><text:span text:style-name="T9"> = 342</text:span></text:p>
      <text:p text:style-name="P8"><text:span text:style-name="T9">3. 3E(16) = 3 * 16</text:span><text:span text:style-name="T2">1</text:span><text:span text:style-name="T9"> + 14 * 16</text:span><text:span text:style-name="T2">0</text:span><text:span text:style-name="T9"> = </text:span><text:span text:style-name="T16">62</text:span></text:p>
      <text:p text:style-name="P9"><text:span text:style-name="T9">4. 1EA(16) = 1 * 16</text:span><text:span text:style-name="T2">2</text:span><text:span text:style-name="T9"> + 14 * 16</text:span><text:span text:style-name="T2">1</text:span><text:span text:style-name="T9"> + 10 * 16</text:span><text:span text:style-name="T2">0</text:span><text:span text:style-name="T9"> = 256 + 224 + 10 = 490</text:span></text:p>
      <text:p text:style-name="P9"><text:span text:style-name="T9">5. ABC(16) = 10 * 16</text:span><text:span text:style-name="T2">2</text:span><text:span text:style-name="T9"> + 11 * 16</text:span><text:span text:style-name="T2">1</text:span><text:span text:style-name="T9"> + 12 * 16</text:span><text:span text:style-name="T2">0</text:span><text:span text:style-name="T9"> = 2560 + 176 + 12 = 2748</text:span></text:p>
      <text:p text:style-name="P9"><text:span text:style-name="T9">6. EF(16) = 14 * 16</text:span><text:span text:style-name="T2">1</text:span><text:span text:style-name="T9"> + 15 * 16</text:span><text:span text:style-name="T2">0</text:span><text:span text:style-name="T9"> = 224 + 15 = 239</text:span></text:p>
      <text:p text:style-name="P10"><text:span text:style-name="T18">7. 5B3(16) = 5 * 16</text:span><text:span text:style-name="T7">2</text:span><text:span text:style-name="T18"> + 11 * 16</text:span><text:span text:style-name="T7">1</text:span><text:span text:style-name="T18"> + 3 * 16</text:span><text:span text:style-name="T7">0</text:span><text:span text:style-name="T18"> = 1280 + 176 + 3 </text:span><text:span text:style-name="T19">= </text:span><text:bookmark text:name="cwos"/><text:span text:style-name="T19">1459</text:span></text:p>
      <text:p text:style-name="P11"><text:span text:style-name="T17">8. 14C(16) = 1 * 16</text:span><text:span text:style-name="T6">2</text:span><text:span text:style-name="T17"> + 4 * 16 + 12 * 16</text:span><text:span text:style-name="T6">0</text:span><text:span text:style-name="T17"> = 256 + 64 + 12 = 332</text:span></text:p>
      <text:p text:style-name="P11"><text:span text:style-name="T17">9. 2A2B(16) = 2 * 16</text:span><text:span text:style-name="T6">3</text:span><text:span text:style-name="T17"> + 10 * 16</text:span><text:span text:style-name="T6">2</text:span><text:span text:style-name="T17"> + 2 * 16 + 11 * 16</text:span><text:span text:style-name="T6">0</text:span><text:span text:style-name="T17"> = 8192 + 2560 + 32 + 11 = 10795</text:span></text:p>
      <text:p text:style-name="P21"/>
      <text:p text:style-name="P21">E) HEX → BIN</text:p>
      <text:p text:style-name="P21"><text:soft-page-break/>1. B(16) = 1011</text:p>
      <text:p text:style-name="P21">2. 200(16) = 001000000000</text:p>
      <text:p text:style-name="P11"><text:span text:style-name="T17">3. 3E(16) = </text:span><text:span text:style-name="T20">0011 1110</text:span></text:p>
      <text:p text:style-name="P22">4. 1EA(16) = 0001 1110 1010</text:p>
      <text:p text:style-name="P22">5. CAB(16) = 1100 1010 1011</text:p>
      <text:p text:style-name="P22">6. ED(16) = 1110 1101</text:p>
      <text:p text:style-name="P22">7. 7B3(16) = 0111 1011 0011</text:p>
      <text:p text:style-name="P22">8. 24C(16) = 0010 0100 1100</text:p>
      <text:p text:style-name="P22">9. 3A2D(16) = 0011 1010 0010 1101</text:p>
      <text:p text:style-name="P22"/>
      <text:p text:style-name="P22">F) BIN → HEX</text:p>
      <text:p text:style-name="P22">1. 110(2) = 0110 = 6</text:p>
      <text:p text:style-name="P22">2. 1100101(2) = 0110 0101 = 65</text:p>
      <text:p text:style-name="P22">3. 110011(2) = 0011 0011 = 33</text:p>
      <text:p text:style-name="P12"><text:span text:style-name="T17">4. </text:span><text:span text:style-name="T21">101110110(2) = 0001 0111 0110 = 176</text:span></text:p>
      <text:p text:style-name="P23">5. 1011(2) = B</text:p>
      <text:p text:style-name="P23">6. 111101(2) = 0011 1101 = 3D</text:p>
      <text:p text:style-name="P23">7. 11001011(2) = 1100 1011 = CB</text:p>
      <text:p text:style-name="P23">8. 101100(2) = 0010 1100 = 2C</text:p>
      <text:p text:style-name="P23">9. 1010110010(2) = 0010 1011 0010 = 2B2</text:p>
      <text:p text:style-name="P23"/>
      <text:p text:style-name="P23">G) DEC → OCT</text:p>
      <text:p text:style-name="P23">1. 8(10) = 10</text:p>
      <text:p text:style-name="P23">8 : 8 = 1 | 0</text:p>
      <text:p text:style-name="P23">1 : 8 = 0 | 1</text:p>
      <text:p text:style-name="P23"/>
      <text:p text:style-name="P23">2. 56(10) = 70</text:p>
      <text:p text:style-name="P23">56 : 8 = 7 | 0</text:p>
      <text:p text:style-name="P23">7 : 8 = 0 <text:s text:c="2"/>| 7</text:p>
      <text:p text:style-name="P23"/>
      <text:p text:style-name="P23">3. 31(10) = 37</text:p>
      <text:p text:style-name="P23">31 : 8 = 3 | 7</text:p>
      <text:p text:style-name="P23">3 : 8 = 0 <text:s text:c="2"/>| 3</text:p>
      <text:p text:style-name="P23"/>
      <text:p text:style-name="P23">4. 7(10) = 7</text:p>
      <text:p text:style-name="P23">7 : 8 = 0 | 7</text:p>
      <text:p text:style-name="P23"/>
      <text:p text:style-name="P23">5. 2(10) = 2</text:p>
      <text:p text:style-name="P23">2 : 8 = 0 | 2</text:p>
      <text:p text:style-name="P23"/>
      <text:p text:style-name="P23">6. 1000(10) = 1750</text:p>
      <text:p text:style-name="P23">1000 : 8 = 125 | 0</text:p>
      <text:p text:style-name="P23">125 : 8 = 15 <text:s text:c="4"/>| 5</text:p>
      <text:p text:style-name="P23">15 : 8 = 1 <text:s text:c="8"/>| 7</text:p>
      <text:p text:style-name="P23">1 : 8 = 0 <text:s text:c="10"/>| 1</text:p>
      <text:p text:style-name="P13"><text:soft-page-break/><text:span text:style-name="T17">7. 111(10) = </text:span><text:span text:style-name="T22">557</text:span></text:p>
      <text:p text:style-name="P13"><text:span text:style-name="T17">111 : 8 = </text:span><text:span text:style-name="T22">13 | 7</text:span></text:p>
      <text:p text:style-name="P24">13 : 8 = 1 <text:s text:c="4"/>| 5</text:p>
      <text:p text:style-name="P24">5 : 8 = 0 <text:s text:c="6"/>| 5</text:p>
      <text:p text:style-name="P24"/>
      <text:p text:style-name="P24">8. 45(10) = 55</text:p>
      <text:p text:style-name="P24">45 : 8 = 5 | 5</text:p>
      <text:p text:style-name="P24">5 : 8 = 0 <text:s text:c="2"/>| 5</text:p>
      <text:p text:style-name="P24"/>
      <text:p text:style-name="P24">9. 14825(10) = 34751</text:p>
      <text:p text:style-name="P24">14825 : 8 = 1853 | 1</text:p>
      <text:p text:style-name="P24">1853 : 8 = 231 <text:s text:c="4"/>| 5</text:p>
      <text:p text:style-name="P24">231 : 8 = 28 <text:s text:c="8"/>| 7</text:p>
      <text:p text:style-name="P24">28 : 8 = 3 <text:s text:c="12"/>| 4</text:p>
      <text:p text:style-name="P24">3 : 8 = 0 <text:s text:c="14"/>| 3</text:p>
      <text:p text:style-name="P25"/>
      <text:p text:style-name="P27">H) OCT → DEC</text:p>
      <text:p text:style-name="P27">1. 25(8) = 2 * 8 + 5 * 8<text:span text:style-name="T2">0</text:span> = 21</text:p>
      <text:p text:style-name="P27">2. 10(8) = 1 * 8<text:span text:style-name="T2">1</text:span> + 0 = 8</text:p>
      <text:p text:style-name="P27">3. 24(8) = 2 * 8 + 4 * 8<text:span text:style-name="T2">0</text:span> = 20</text:p>
      <text:p text:style-name="P27">4. 7(8) = 7 * 8<text:span text:style-name="T2">0</text:span> = 7</text:p>
      <text:p text:style-name="P27">5. 2(8) = 2 * 8<text:span text:style-name="T2">0</text:span> = 2</text:p>
      <text:p text:style-name="P27">6. 621(8) = 6 * 8<text:span text:style-name="T2">2</text:span> + 2 * 8 + 1 * 8<text:span text:style-name="T2">0</text:span> = 384 + 16 + 1 = 401</text:p>
      <text:p text:style-name="P27">7. 45(8) = 4 * 8 + 5 * 8<text:span text:style-name="T2">0</text:span> = 37</text:p>
      <text:p text:style-name="P27">8. 34(8) = 3 * 8 + 4 * 8<text:span text:style-name="T2">0</text:span> = 28</text:p>
      <text:p text:style-name="P28"><text:span text:style-name="T23">9. 5423(8) = 5 * 8</text:span><text:span text:style-name="T8">3</text:span><text:span text:style-name="T23"> + 4 * 8</text:span><text:span text:style-name="T8">2</text:span><text:span text:style-name="T23"> + 2 * 8 + 3 * 8</text:span><text:span text:style-name="T8">0</text:span><text:span text:style-name="T23"> = 2560 + 256 + 16 + 3 = </text:span><text:bookmark text:name="cwos1"/><text:span text:style-name="T24">2835</text:span></text:p>
      <text:p text:style-name="P23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7:48:43.140000045</meta:creation-date>
    <dc:date>2022-06-05T12:04:56.496505790</dc:date>
    <meta:editing-duration>PT2H46M43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5" meta:paragraph-count="178" meta:word-count="1418" meta:character-count="4049" meta:non-whitespace-character-count="2541"/>
  </office:meta>
</office:document-meta>
</file>